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9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center" fo:margin-left="0cm"/>
      <style:text-properties style:font-name="Noto Sans" style:font-name-asian="Noto Sans" style:font-name-complex="Noto Sans"/>
    </style:style>
    <style:style style:name="ce2" style:family="table-cell" style:parent-style-name="Default">
      <style:table-cell-properties fo:background-color="#dde8cb" fo:border="0.06pt solid #000000"/>
      <style:text-properties style:font-name="Noto Sans" style:font-name-asian="Noto Sans" style:font-name-complex="Noto Sans"/>
    </style:style>
    <style:style style:name="ce3" style:family="table-cell" style:parent-style-name="Default">
      <style:text-properties style:font-name="Noto Sans" style:font-name-asian="Noto Sans" style:font-name-complex="Noto Sans"/>
    </style:style>
    <style:style style:name="ce4" style:family="table-cell" style:parent-style-name="Default">
      <style:table-cell-properties fo:background-color="#dee6ef" style:text-align-source="fix" style:repeat-content="false" fo:border="1.05pt double #000000" style:border-line-width="0.012cm 0.012cm 0.012cm" style:vertical-align="middle"/>
      <style:paragraph-properties fo:text-align="center" fo:margin-left="0cm"/>
      <style:text-properties style:font-name="Noto Sans" style:font-name-asian="Noto Sans" style:font-name-complex="Noto Sans"/>
    </style:style>
    <style:style style:name="ce5" style:family="table-cell" style:parent-style-name="Default">
      <style:table-cell-properties fo:background-color="#dee6ef" fo:border="0.06pt solid #000000"/>
      <style:text-properties style:font-name="Noto Sans" style:font-name-asian="Noto Sans" style:font-name-complex="Noto Sans"/>
    </style:style>
    <style:style style:name="ce6" style:family="table-cell" style:parent-style-name="Default">
      <style:table-cell-properties fo:background-color="#dee6ef"/>
      <style:text-properties style:font-name="Noto Sans" style:font-name-asian="Noto Sans" style:font-name-complex="Noto Sans"/>
    </style:style>
    <style:style style:name="ce7" style:family="table-cell" style:parent-style-name="Default">
      <style:table-cell-properties fo:border="0.06pt solid #000000"/>
      <style:text-properties style:font-name="Noto Sans" style:font-name-asian="Noto Sans" style:font-name-complex="Noto Sans"/>
    </style:style>
    <style:style style:name="ce8" style:family="table-cell" style:parent-style-name="Default">
      <style:table-cell-properties fo:background-color="#dee6ef" fo:border="0.06pt solid #000000"/>
      <style:text-properties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 style:text-align-source="fix" style:repeat-content="false" fo:border="1.05pt double #000000" style:border-line-width="0.012cm 0.012cm 0.012cm" style:vertical-align="middle"/>
      <style:paragraph-properties fo:text-align="center"/>
      <style:text-properties style:font-name="Noto Sans" style:font-name-asian="Noto Sans" style:font-name-complex="Noto Sans"/>
    </style:style>
    <style:style style:name="ce1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Noto Sans" style:font-name-asian="Noto Sans" style:font-name-complex="Noto Sans"/>
    </style:style>
    <style:style style:name="ce20" style:family="table-cell" style:parent-style-name="Default">
      <style:table-cell-properties fo:background-color="transparent" fo:border="0.06pt solid #000000"/>
      <style:text-properties style:font-name="Noto Sans" style:font-name-asian="Noto Sans" style:font-name-complex="Noto Sans"/>
    </style:style>
    <style:style style:name="ce2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font-name="Noto Sans" style:font-name-asian="Noto Sans" style:font-name-complex="Noto Sans"/>
    </style:style>
    <style:style style:name="ce22" style:family="table-cell" style:parent-style-name="Default">
      <style:table-cell-properties fo:wrap-option="wrap" fo:border="0.06pt solid #000000"/>
      <style:text-properties style:font-name="Noto Sans" style:font-name-asian="Noto Sans" style:font-name-complex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3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4" table:default-cell-style-name="ce3"/>
        <table:table-column table:style-name="co5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6" table:default-cell-style-name="ce3"/>
        <table:table-column table:style-name="co6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Normal</text:p>
          </table:table-cell>
          <table:table-cell table:style-name="ce4" office:value-type="string" calcext:value-type="string" table:number-columns-spanned="2" table:number-rows-spanned="1">
            <text:p>Greek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Cyrillic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Armenian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Cheroke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U+1D00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Tifinagh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Lisu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Pau Chin Hau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Miao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U+1D2C</text:p>
          </table:table-cell>
          <table:covered-table-cell/>
          <table:table-cell table:style-name="ce9" office:value-type="string" calcext:value-type="string" table:number-columns-spanned="2" table:number-rows-spanned="1">
            <text:p>U+1D43</text:p>
          </table:table-cell>
          <table:covered-table-cell/>
          <table:table-cell table:style-name="ce9" office:value-type="string" calcext:value-type="string" table:number-columns-spanned="2" table:number-rows-spanned="1">
            <text:p>U+1D9C</text:p>
          </table:table-cell>
          <table:covered-table-cell/>
          <table:table-cell table:style-name="ce9" office:value-type="string" calcext:value-type="string" table:number-columns-spanned="2" table:number-rows-spanned="1">
            <text:p>U+2090</text:p>
          </table:table-cell>
          <table:covered-table-cell/>
          <table:table-cell table:style-name="ce10" office:value-type="string" calcext:value-type="string" table:number-columns-spanned="2" table:number-rows-spanned="1">
            <text:p>U+207F</text:p>
          </table:table-cell>
          <table:covered-table-cell/>
          <table:table-cell table:style-name="ce10" office:value-type="string" calcext:value-type="string" table:number-columns-spanned="2" table:number-rows-spanned="1">
            <text:p>U+2102 (Letter like Symbols)</text:p>
          </table:table-cell>
          <table:covered-table-cell/>
          <table:table-cell table:style-name="ce10" office:value-type="string" calcext:value-type="string" table:number-columns-spanned="2" table:number-rows-spanned="1">
            <text:p>U+217C (Roman Numerals)</text:p>
          </table:table-cell>
          <table:covered-table-cell/>
          <table:table-cell table:style-name="ce10" office:value-type="string" calcext:value-type="string" table:number-columns-spanned="2" table:number-rows-spanned="1">
            <text:p>U+AB70 (Cherokee Supplement)</text:p>
          </table:table-cell>
          <table:covered-table-cell/>
          <table:table-cell table:style-name="ce10" office:value-type="string" calcext:value-type="string" table:number-columns-spanned="2" table:number-rows-spanned="1">
            <text:p>U+FF21 (Fullwidth Forms)</text:p>
          </table:table-cell>
          <table:covered-table-cell/>
          <table:table-cell table:style-name="ce9" office:value-type="string" calcext:value-type="string" table:number-columns-spanned="2" table:number-rows-spanned="1">
            <text:p>U+10280 (Lycian)</text:p>
          </table:table-cell>
          <table:covered-table-cell/>
          <table:table-cell table:style-name="ce10" office:value-type="string" calcext:value-type="string" table:number-columns-spanned="2" table:number-rows-spanned="1">
            <text:p>U+102A0 (Carian)</text:p>
          </table:table-cell>
          <table:covered-table-cell/>
          <table:table-cell table:style-name="ce10" office:value-type="string" calcext:value-type="string" table:number-columns-spanned="2" table:number-rows-spanned="1">
            <text:p>U+1FF10</text:p>
          </table:table-cell>
          <table:covered-table-cell/>
          <table:table-cell table:style-name="ce10" office:value-type="string" calcext:value-type="string" table:number-columns-spanned="2" table:number-rows-spanned="1">
            <text:p>U+1F130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U+1F150</text:p>
          </table:table-cell>
          <table:covered-table-cell/>
          <table:table-cell table:style-name="ce10" office:value-type="string" calcext:value-type="string" table:number-columns-spanned="2" table:number-rows-spanned="1">
            <text:p>U+1F170</text:p>
          </table:table-cell>
          <table:covered-table-cell/>
          <table:table-cell table:style-name="ce10" office:value-type="string" calcext:value-type="string" table:number-columns-spanned="2" table:number-rows-spanned="1">
            <text:p>U+1D400</text:p>
          </table:table-cell>
          <table:covered-table-cell/>
          <table:table-cell table:style-name="ce10" office:value-type="string" calcext:value-type="string" table:number-columns-spanned="2" table:number-rows-spanned="1">
            <text:p>U+1D434</text:p>
          </table:table-cell>
          <table:covered-table-cell/>
          <table:table-cell table:style-name="ce10" office:value-type="string" calcext:value-type="string" table:number-columns-spanned="2" table:number-rows-spanned="1">
            <text:p>U+1D468</text:p>
          </table:table-cell>
          <table:covered-table-cell/>
          <table:table-cell table:style-name="ce10" office:value-type="string" calcext:value-type="string" table:number-columns-spanned="2" table:number-rows-spanned="1">
            <text:p>U+1D49C</text:p>
          </table:table-cell>
          <table:covered-table-cell/>
          <table:table-cell table:style-name="ce10" office:value-type="string" calcext:value-type="string" table:number-columns-spanned="2" table:number-rows-spanned="1">
            <text:p>U+1D4D0</text:p>
          </table:table-cell>
          <table:covered-table-cell/>
          <table:table-cell table:style-name="ce10" office:value-type="string" calcext:value-type="string" table:number-columns-spanned="2" table:number-rows-spanned="1">
            <text:p>U+1D504</text:p>
          </table:table-cell>
          <table:covered-table-cell/>
          <table:table-cell table:style-name="ce10" office:value-type="string" calcext:value-type="string" table:number-columns-spanned="2" table:number-rows-spanned="1">
            <text:p>U+1D538</text:p>
          </table:table-cell>
          <table:covered-table-cell/>
          <table:table-cell table:style-name="ce21" office:value-type="string" calcext:value-type="string" table:number-columns-spanned="2" table:number-rows-spanned="1">
            <text:p>U+1D56C</text:p>
          </table:table-cell>
          <table:covered-table-cell table:style-name="ce22"/>
          <table:table-cell table:style-name="ce10" office:value-type="string" calcext:value-type="string" table:number-columns-spanned="2" table:number-rows-spanned="1">
            <text:p>U+1D5A0</text:p>
          </table:table-cell>
          <table:covered-table-cell/>
          <table:table-cell table:style-name="ce10" office:value-type="string" calcext:value-type="string" table:number-columns-spanned="2" table:number-rows-spanned="1">
            <text:p>U+1D5D4</text:p>
          </table:table-cell>
          <table:covered-table-cell/>
          <table:table-cell table:style-name="ce10" office:value-type="string" calcext:value-type="string" table:number-columns-spanned="2" table:number-rows-spanned="1">
            <text:p>U+1D608</text:p>
          </table:table-cell>
          <table:covered-table-cell/>
          <table:table-cell table:style-name="ce10" office:value-type="string" calcext:value-type="string" table:number-columns-spanned="2" table:number-rows-spanned="1">
            <text:p>U+1D63C</text:p>
          </table:table-cell>
          <table:covered-table-cell/>
          <table:table-cell table:style-name="ce10" office:value-type="string" calcext:value-type="string" table:number-columns-spanned="2" table:number-rows-spanned="1">
            <text:p>U+1D670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Α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А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Ꭺ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𖽀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ᴬ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Ａ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🄐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🄰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🅐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🅰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𝙰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Β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В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ꓐ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𑫄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ᴃ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ᴮ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𐊂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🄑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🄱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🅑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🅱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𝑩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𝙱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Ϲ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С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ꓚ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ᴄ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Ⅽ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Ｃ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🄒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🄲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🅒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🅲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𝓒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𝙲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Ꭰ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ᴅ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ᴰ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ⅅ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Ⅾ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Ｄ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🄓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🄳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🅓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🅳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𝙳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Ε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Е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Ꭼ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ⴹ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ꓰ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ᴇ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ᴱ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Ｅ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𐊆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🄔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🄴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🅔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🅴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𝑬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𝙴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Ϝ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ꓝ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ℱ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Ｆ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𐊇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🄕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🄵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🅕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🅵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𝑭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𝙵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Ꮐ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ꓖ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ᴳ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Ｇ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🄖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🄶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🅖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🅶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𝙶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5" office:value-type="string" calcext:value-type="string">
            <text:p>Η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Н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ꓧ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ᴴ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ℍ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Ｈ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🄗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🄷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🅗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🅷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𝑯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𝓗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𝙷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Ι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І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ⵏ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ꓲ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𖼨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ᴵ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Ｉ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𐊈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🄘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🄸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🅘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🅸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𝑰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𝓘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𝙸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Ј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Ꭻ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ᴊ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ᴶ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ℐ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Ｊ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🄙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🄹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🅙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🅹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𝙹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5" office:value-type="string" calcext:value-type="string">
            <text:p>Κ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ᴋ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ᴷ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Ｋ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𐊋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🄚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🄺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🅚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🅺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𝙺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Լ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ꓡ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𑫎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𖼖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ᴌ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ᴸ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ᶫ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ℒ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Ⅼ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Ｌ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🄛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🄻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🅛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🅻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𝑳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𝙻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Μ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М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ꓟ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ᴍ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ᴹ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Ⅿ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Ｍ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🄜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🄼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🅜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🅼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𝑴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𝙼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Ν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ꓠ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ᴺ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ᶰ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ℕ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Ｎ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🄝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🄽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🅝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🅽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𝔑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𝙽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Ο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О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Օ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ꓳ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𑫤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ᴼ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Ｏ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𐊒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🄞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🄾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🅞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🅾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𝙾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Ρ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Р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ꓑ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𑫢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ᴘ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ᴾ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ℙ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Ｐ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𐊕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🄟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🄿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🅟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🅿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𝔓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𝙿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Ԛ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ℚ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Ｑ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🄠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🅀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🅠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🆀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𝔔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𝚀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ꓣ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𖼵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ᴿ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ℝ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Ｒ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🄡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🅁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🅡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🆁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𝑹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𝚁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Ѕ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Տ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ꓢ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ᵀ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Ｓ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𐊖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🄢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🅂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🅢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🆂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𝚂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5" office:value-type="string" calcext:value-type="string">
            <text:p>Τ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Т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Ꭲ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𑫝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𖼊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ᵁ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ᶸ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Ｔ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𐊗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🄣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🅃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🅣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🆃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𝚃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ꓴ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𖽂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Ｕ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🄤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🅄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🅤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🆄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𝚄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𑫟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𖼈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ᴠ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ᵂ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Ｖ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🄥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🅅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🅥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🆅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𝚅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Ԝ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Ꮃ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Ｗ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🄦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🅆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🅦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🆆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𝚆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Χ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Х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ⵝ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Ｘ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𐊐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🄧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🅇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🅧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🆇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𝚇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𖽃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Ｙ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🄨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🅈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🅨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🆈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𝚈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Ζ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Ꮓ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𑫑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ᴢ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ℤ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Ｚ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🄩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🅉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🅩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🆉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𝓩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𝚉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а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ᵃ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ₐ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ａ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𝚊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ᵇ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ｂ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𝚋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ϲ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с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ᶜ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ⅽ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ｃ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𝚌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ᵈ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ⅆ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ⅾ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ｄ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𝚍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е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ᵉ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ₑ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ⅇ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ｅ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𝒆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𝚎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ᶠ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ｆ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𝚏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ց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ᶢ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ｇ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𝒈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𝚐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Ꮒ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ₕ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ｈ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𝐡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і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Ꭵ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ᵢ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ᶤ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ⅈ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ⅰ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ｉ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5" office:value-type="string" calcext:value-type="string">
            <text:p>ϳ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ј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ⅉ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ｊ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𝚓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ₖ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ｋ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𝚔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ₗ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ⅼ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ｌ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𝒍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𝚕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ₘ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ⅿ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ｍ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𝚖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ⁿ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ｎ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𝚗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о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օ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ᴏ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ｏ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𝒐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𝚘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р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ₚ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ｐ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𝚙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ｑ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𝚚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ᵣ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ｒ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𝚛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ѕ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ₛ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ｓ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𝚜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ₜ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ｔ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𝒕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𝓉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𝓽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𝚝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ս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ᵤ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ｕ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𝒖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𝓊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𝚞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ｖ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𝑣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𝓿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𝚟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ԝ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ｗ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𝒘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𝓌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𝗐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𝘄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𝚠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х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ₓ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ｘ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𝐱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𝑥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𝓍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𝔵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𝙭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𝚡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у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ｙ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𝑦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𝒚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𝕪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𝖞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𝗒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𝘆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𝘺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𝙮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𝚢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ᴢ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ꓜ</text:p>
          </table:table-cell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ᶻ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ｚ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𝑧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𝔷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𝕫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𝗓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𝚣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1048522">
          <table:table-cell table:number-columns-repeated="75"/>
        </table:table-row>
        <table:table-row table:style-name="ro2">
          <table:table-cell table:number-columns-repeated="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1:28:04.40677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3:31:13.240916447</meta:creation-date>
    <dc:date>2021-03-09T21:49:03.745205127</dc:date>
    <meta:editing-duration>PT5H53M35S</meta:editing-duration>
    <meta:editing-cycles>72</meta:editing-cycles>
    <meta:generator>LibreOffice/6.4.6.2$Linux_X86_64 LibreOffice_project/40$Build-2</meta:generator>
    <meta:document-statistic meta:table-count="1" meta:cell-count="3036" meta:object-count="0"/>
  </office:meta>
</office:document-meta>
</file>